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7.5pt" style:font-size-asian="7.5pt" style:font-size-complex="7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7.786cm" svg:height="0.988cm" svg:x="6.814cm" svg:y="1.012cm">
          <draw:text-box>
            <text:p>FastJsonWeb框架示意图</text:p>
          </draw:text-box>
        </draw:frame>
        <draw:frame draw:style-name="gr1" draw:text-style-name="P1" draw:layer="layout" svg:width="4.206cm" svg:height="0.865cm" svg:x="8.094cm" svg:y="2.535cm">
          <draw:text-box>
            <text:p><text:span text:style-name="T1">总体流程示意图</text:span></text:p>
          </draw:text-box>
        </draw:frame>
        <draw:custom-shape draw:style-name="gr2" draw:text-style-name="P3" draw:layer="layout" svg:width="1.7cm" svg:height="1.7cm" svg:x="3.9cm" svg:y="5.2cm">
          <text:p text:style-name="P2"><text:span text:style-name="T2">对外接口</text:span></text:p>
          <text:p text:style-name="P2"><text:span text:style-name="T2">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1.5cm" svg:x="4.562cm" svg:y="7.0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5cm" svg:height="0.3cm" svg:x="1.6cm" svg:y="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2.447cm" svg:height="0.683cm" svg:x="3.253cm" svg:y="2.9cm">
          <draw:text-box>
            <text:p><text:span text:style-name="T2">http</text:span><text:span text:style-name="T2">消息流</text:span></text:p>
          </draw:text-box>
        </draw:frame>
        <draw:custom-shape draw:style-name="gr4" draw:text-style-name="P3" draw:layer="layout" svg:width="3cm" svg:height="0.6cm" svg:x="7.1cm" svg:y="7.6cm">
          <text:p text:style-name="P2"><text:span text:style-name="T2">三层拦截器</text:span></text:p>
          <draw:enhanced-geometry svg:viewBox="0 0 21600 21600" draw:glue-points="10800 0 0 10800 10800 21600 21600 10800 ?f40 ?f41" draw:text-areas="0 0 21600 21600" draw:type="rectangular-callout" draw:modifiers="2835.85471509497 28212.97836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8.5cm" svg:height="10.2cm" svg:x="1.3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.8cm" svg:x="1.7cm" svg:y="8.9cm">
          <text:p text:style-name="P2"><text:span text:style-name="T2"><text:s text:c="2"/></text:span><text:span text:style-name="T2">第一层</text:span><text:span text:style-name="T2">RequestParameterFilter</text:span></text:p>
          <text:p text:style-name="P2"><text:span text:style-name="T2">1.</text:span><text:span text:style-name="T2">解析请求类型（文件上传和一般数据请求）</text:span></text:p>
          <text:p text:style-name="P2"><text:span text:style-name="T2">2.</text:span><text:span text:style-name="T2">解析注入的参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0.6cm" svg:height="1.3cm" svg:x="4.8cm" svg:y="10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8cm" svg:height="2.4cm" svg:x="1.5cm" svg:y="12.3cm">
          <text:p text:style-name="P2"><text:span text:style-name="T2">第二层 </text:span><text:span text:style-name="T2">RequestCustomFilter</text:span></text:p>
          <text:p text:style-name="P2"><text:span text:style-name="T2">应用自定义过滤规则处理请求</text:span></text:p>
          <text:p text:style-name="P2"><text:span text:style-name="T2">（客户端到服务端方向）</text:span></text:p>
          <text:p text:style-name="P2"><text:span text:style-name="T2">单个或者多个 依次执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6cm" svg:height="2.2cm" svg:x="1.6cm" svg:y="16.112cm">
          <text:p text:style-name="P2"><text:span text:style-name="T2">第三层 </text:span><text:span text:style-name="T2">RequestServerFilter</text:span></text:p>
          <text:p text:style-name="P2"><text:span text:style-name="T2">（服务端请求过滤规则）</text:span></text:p>
          <text:p text:style-name="P2"><text:span text:style-name="T2">（保留）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0.6cm" svg:height="1.2cm" svg:x="5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6cm" svg:height="1.2cm" svg:x="5.1cm" svg:y="18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4.4cm" svg:height="1.5cm" svg:x="3.2cm" svg:y="20.2cm">
          <text:p text:style-name="P2"><text:span text:style-name="T2">Router</text:span></text:p>
          <text:p text:style-name="P2"><text:span text:style-name="T2">路由解析</text:span></text:p>
          <text:p text:style-name="P2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0.4cm" svg:height="1cm" svg:x="6.6cm" svg:y="3.5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1.7cm" draw:transform="rotate (-0.965516142203263) translate (6.916cm 4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5cm" svg:height="0.9cm" svg:x="5cm" svg:y="2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7.2cm" svg:height="5.6cm" svg:x="2.3cm" svg:y="2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cm" svg:height="4.1cm" svg:x="2.5cm" svg:y="23.5cm">
          <text:p text:style-name="P2"><text:span text:style-name="T2">路径映射</text:span></text:p>
          <text:p text:style-name="P2"><text:span text:style-name="T2">（</text:span><text:span text:style-name="T2">json</text:span><text:span text:style-name="T2">）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2cm" svg:height="3.7cm" svg:x="6.6cm" svg:y="2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5cm" svg:height="0.5cm" svg:x="6.9cm" svg:y="23.7cm">
          <text:p text:style-name="P2"><text:span text:style-name="T3">业务类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5cm" svg:height="0.5cm" svg:x="7cm" svg:y="24.6cm">
          <text:p text:style-name="P2"><text:span text:style-name="T3">业务类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5cm" svg:height="0.5cm" svg:x="7cm" svg:y="25.6cm">
          <text:p text:style-name="P2"><text:span text:style-name="T3">…</text:span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cm" svg:x="4.7cm" svg:y="24.5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2" draw:layer="layout" svg:width="3cm" svg:height="0.6cm" svg:x="10.1cm" svg:y="24.7cm">
          <text:p/>
          <draw:enhanced-geometry svg:viewBox="0 0 21600 21600" draw:text-areas="0 ?f0 ?f5 ?f2" draw:type="right-arrow" draw:modifiers="15892.3025658114 6541.098169717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2.6cm" svg:height="1.1cm" svg:x="10.2cm" svg:y="23.3cm">
          <text:p text:style-name="P2"><text:span text:style-name="T4">NewReponse</text:span></text:p>
          <text:p text:style-name="P2"><text:span text:style-name="T4">封装</text:span><text:span text:style-name="T4">Res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7cm" svg:height="2.3cm" svg:x="13.5cm" svg:y="24cm">
          <text:p text:style-name="P2"><text:span text:style-name="T2">业务类</text:span></text:p>
          <text:p text:style-name="P2"><text:span text:style-name="T2">数据处理</text:span></text:p>
          <text:p text:style-name="P2"><text:span text:style-name="T2">数据写入</text:span><text:span text:style-name="T2">response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cm" svg:height="3.4cm" svg:x="13.4cm" svg:y="19cm">
          <text:p text:style-name="P2"><text:span text:style-name="T2">json</text:span><text:span text:style-name="T2">，</text:span><text:span text:style-name="T2">file</text:span><text:span text:style-name="T2">，</text:span></text:p>
          <text:p text:style-name="P2"><text:span text:style-name="T2"/></text:p>
          <text:p text:style-name="P2"><text:span text:style-name="T2">Html template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0.5cm" svg:height="1.7cm" svg:x="15cm" svg:y="22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5cm" svg:height="14cm" svg:x="14.9cm" svg:y="4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c </meta:initial-creator>
    <meta:creation-date>2013-12-18T22:28:19</meta:creation-date>
    <dc:date>2013-12-20T00:48:53</dc:date>
    <dc:creator>ec </dc:creator>
    <meta:editing-duration>PT57M22S</meta:editing-duration>
    <meta:editing-cycles>5</meta:editing-cycles>
    <meta:generator>LibreOffice/3.5$Linux_X86_64 LibreOffice_project/350m1$Build-2</meta:generator>
    <meta:document-statistic meta:object-count="31"/>
  </office:meta>
</office:document-meta>
</file>